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20pt" fo:font-weight="bold" officeooo:rsid="0001489f" officeooo:paragraph-rsid="0001489f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font-weight="bold" officeooo:rsid="0001489f" officeooo:paragraph-rsid="0001489f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style:font-name="Liberation Sans" fo:font-size="12pt" fo:font-weight="normal" officeooo:rsid="0001489f" officeooo:paragraph-rsid="0001489f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line-height="150%" fo:text-align="start" style:justify-single-word="false"/>
      <style:text-properties style:font-name="Liberation Sans" fo:font-size="12pt" fo:font-weight="normal" officeooo:rsid="0001489f" officeooo:paragraph-rsid="00017704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line-height="150%" fo:text-align="start" style:justify-single-word="false"/>
      <style:text-properties style:font-name="Liberation Sans" fo:font-size="12pt" fo:font-weight="normal" officeooo:rsid="00017704" officeooo:paragraph-rsid="00017704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style:font-name="Liberation Sans" fo:font-size="12pt" fo:font-weight="normal" officeooo:rsid="00017704" officeooo:paragraph-rsid="00017704" style:font-size-asian="10.5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line-height="150%" fo:text-align="start" style:justify-single-word="false"/>
      <style:text-properties style:font-name="Liberation Sans" fo:font-size="12pt" fo:font-weight="normal" officeooo:rsid="00017704" officeooo:paragraph-rsid="00017704" style:font-size-asian="10.5pt" style:font-weight-asian="normal" style:font-size-complex="12pt" style:font-weight-complex="normal"/>
    </style:style>
    <style:style style:name="T1" style:family="text">
      <style:text-properties officeooo:rsid="00017704"/>
    </style:style>
    <style:style style:name="T2" style:family="text">
      <style:text-properties style:text-underline-style="solid" style:text-underline-width="auto" style:text-underline-color="font-color" officeooo:rsid="0001770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 – Transformación Digital</text:p>
      <text:p text:style-name="P2">Propuestas de Transformación Digital</text:p>
      <text:list xml:id="list2731336057" text:style-name="L1">
        <text:list-item>
          <text:p text:style-name="P3">Problemas principales:</text:p>
        </text:list-item>
      </text:list>
      <text:list text:style-name="L2">
        <text:list-item>
          <text:list>
            <text:list-item>
              <text:p text:style-name="P4">Seguridad: Dependen totalmente de los procesos manuales. Usan papel para almacenar todos sus pedidos, ventas e información de inventario. En caso de accidente, todo desaparecería para siempre.</text:p>
            </text:list-item>
            <text:list-item>
              <text:p text:style-name="P4">Carecen de herramientas que permitan a los usuarios comunicarse con la tienda de forma cómoda. Es importante que los clientes consulten los productos disponibles en la página web antes de ir a la tienda. No poder pagar con tarjeta de crédito también podría se<text:span text:style-name="T1">r un factor crítico.</text:span></text:p>
            </text:list-item>
          </text:list>
        </text:list-item>
      </text:list>
      <text:list xml:id="list130321214607073" text:continue-list="list2731336057" text:style-name="L1">
        <text:list-item>
          <text:p text:style-name="P3"><text:s/><text:span text:style-name="T1">Pilares de Transformación:</text:span><text:span text:style-name="T2"/></text:p>
        </text:list-item>
      </text:list>
      <text:list text:style-name="L3">
        <text:list-item>
          <text:list>
            <text:list-item>
              <text:p text:style-name="P5">Digitalización de Procesos - </text:p>
            </text:list-item>
            <text:list-item>
              <text:p text:style-name="P5">Experiencia del Cliente - </text:p>
            </text:list-item>
          </text:list>
        </text:list-item>
      </text:list>
      <text:list text:continue-list="list130321214607073" text:style-name="L1">
        <text:list-item>
          <text:p text:style-name="P6">Soluciones Digitales: </text:p>
        </text:list-item>
      </text:list>
      <text:list text:style-name="L4">
        <text:list-item>
          <text:list>
            <text:list-item>
              <text:p text:style-name="P7"/>
            </text:list-item>
            <text:list-item>
              <text:p text:style-name="P7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12:44:32.644868200</meta:creation-date>
    <dc:date>2025-09-15T13:03:21.132161100</dc:date>
    <meta:editing-duration>PT8M20S</meta:editing-duration>
    <meta:editing-cycles>1</meta:editing-cycles>
    <meta:document-statistic meta:table-count="0" meta:image-count="0" meta:object-count="0" meta:page-count="1" meta:paragraph-count="11" meta:word-count="106" meta:character-count="681" meta:non-whitespace-character-count="588"/>
    <meta:generator>LibreOffice/25.2.5.2$Windows_X86_64 LibreOffice_project/03d19516eb2e1dd5d4ccd751a0d6f35f35e08022</meta:generator>
  </office:meta>
</office:document-meta>
</file>